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P7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replace-employee-id-with-the-unique-identifier/" text:style-name="Internet_20_link" text:visited-style-name="Visited_20_Internet_20_Link"><text:span text:style-name="T1">1378. Replace Employee ID With The Unique Identifier</text:span></text:a></text:p>
      <text:section text:style-name="Sect1" text:name="headlessui-popover-button-:rd:">
        <text:p text:style-name="Standard"/>
      </text:section>
      <text:p text:style-name="P4">Easy</text:p>
      <text:p text:style-name="P4">487</text:p>
      <text:p text:style-name="P4">57</text:p>
      <text:section text:style-name="Sect1" text:name="headlessui-popover-button-:ri:">
        <text:p text:style-name="Standard"/>
      </text:section>
      <text:section text:style-name="Sect1" text:name="headlessui-popover-button-:rl:">
        <text:p text:style-name="Standard"/>
      </text:section>
      <text:p text:style-name="P4">Companies</text:p>
      <text:p text:style-name="P4">SQL Schema</text:p>
      <text:p text:style-name="Horizontal_20_Line"/>
      <text:p text:style-name="P5">Pandas Schema</text:p>
      <text:p text:style-name="Horizontal_20_Line"/>
      <text:p text:style-name="P7"><text:span text:style-name="T1">Table: </text:span><text:span text:style-name="Source_20_Text"><text:span text:style-name="T2">Employees</text:span></text:span></text:p>
      <text:p text:style-name="P2">+---------------+---------+</text:p>
      <text:p text:style-name="P2">| Column Name <text:s text:c="2"/>| Type <text:s text:c="3"/>|</text:p>
      <text:p text:style-name="P2">+---------------+---------+</text:p>
      <text:p text:style-name="P2">| id <text:s text:c="11"/>| int <text:s text:c="4"/>|</text:p>
      <text:p text:style-name="P2">| name <text:s text:c="9"/>| varchar |</text:p>
      <text:p text:style-name="P2">+---------------+---------+</text:p>
      <text:p text:style-name="P2">id is the primary key (column with unique values) for this table.</text:p>
      <text:p text:style-name="P1">Each row of this table contains the id and the name of an employee in a company.</text:p>
      <text:p text:style-name="P6"> </text:p>
      <text:p text:style-name="P7"><text:span text:style-name="T1">Table: </text:span><text:span text:style-name="Source_20_Text"><text:span text:style-name="T2">EmployeeUNI</text:span></text:span></text:p>
      <text:p text:style-name="P2">+---------------+---------+</text:p>
      <text:p text:style-name="P2">| Column Name <text:s text:c="2"/>| Type <text:s text:c="3"/>|</text:p>
      <text:p text:style-name="P2">+---------------+---------+</text:p>
      <text:p text:style-name="P2">| id <text:s text:c="11"/>| int <text:s text:c="4"/>|</text:p>
      <text:p text:style-name="P2">| unique_id <text:s text:c="4"/>| int <text:s text:c="4"/>|</text:p>
      <text:p text:style-name="P2">+---------------+---------+</text:p>
      <text:p text:style-name="P2">(id, unique_id) is the primary key (combination of columns with unique values) for this table.</text:p>
      <text:p text:style-name="P1">Each row of this table contains the id and the corresponding unique id of an employee in the company.</text:p>
      <text:p text:style-name="P6"> </text:p>
      <text:p text:style-name="P7"><text:span text:style-name="T1">Write a solution to show the </text:span><text:span text:style-name="Strong_20_Emphasis"><text:span text:style-name="T1">unique ID </text:span></text:span><text:span text:style-name="T1">of each user, If a user does not have a unique ID replace just show </text:span><text:span text:style-name="Source_20_Text"><text:span text:style-name="T2">null</text:span></text:span><text:span text:style-name="T1">.</text:span></text:p>
      <text:p text:style-name="P7"><text:span text:style-name="T1">Return the result table in </text:span><text:span text:style-name="Strong_20_Emphasis"><text:span text:style-name="T1">any</text:span></text:span><text:span text:style-name="T1"> order.</text:span></text:p>
      <text:p text:style-name="P6">The result format is in the following example.</text:p>
      <text:p text:style-name="P6"> </text:p>
      <text:p text:style-name="P7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</text:span></text:p>
      <text:p text:style-name="P2"><text:soft-page-break/>Employees table:</text:p>
      <text:p text:style-name="P2">+----+----------+</text:p>
      <text:p text:style-name="P2">| id | name <text:s text:c="4"/>|</text:p>
      <text:p text:style-name="P2">+----+----------+</text:p>
      <text:p text:style-name="P2">| 1 <text:s/>| Alice <text:s text:c="3"/>|</text:p>
      <text:p text:style-name="P2">| 7 <text:s/>| Bob <text:s text:c="5"/>|</text:p>
      <text:p text:style-name="P2">| 11 | Meir <text:s text:c="4"/>|</text:p>
      <text:p text:style-name="P2">| 90 | Winston <text:s/>|</text:p>
      <text:p text:style-name="P2">| 3 <text:s/>| Jonathan |</text:p>
      <text:p text:style-name="P2">+----+----------+</text:p>
      <text:p text:style-name="P2">EmployeeUNI table:</text:p>
      <text:p text:style-name="P2">+----+-----------+</text:p>
      <text:p text:style-name="P2">| id | unique_id |</text:p>
      <text:p text:style-name="P2">+----+-----------+</text:p>
      <text:p text:style-name="P2">| 3 <text:s/>| 1 <text:s text:c="8"/>|</text:p>
      <text:p text:style-name="P2">| 11 | 2 <text:s text:c="8"/>|</text:p>
      <text:p text:style-name="P2">| 90 | 3 <text:s text:c="8"/>|</text:p>
      <text:p text:style-name="P2">+----+-----------+</text:p>
      <text:p text:style-name="P3"><text:span text:style-name="Strong_20_Emphasis"><text:span text:style-name="T1">Output:</text:span></text:span><text:span text:style-name="T1"> </text:span></text:p>
      <text:p text:style-name="P2">+-----------+----------+</text:p>
      <text:p text:style-name="P2">| unique_id | name <text:s text:c="4"/>|</text:p>
      <text:p text:style-name="P2">+-----------+----------+</text:p>
      <text:p text:style-name="P2">| null <text:s text:c="5"/>| Alice <text:s text:c="3"/>|</text:p>
      <text:p text:style-name="P2">| null <text:s text:c="5"/>| Bob <text:s text:c="5"/>|</text:p>
      <text:p text:style-name="P2">| 2 <text:s text:c="8"/>| Meir <text:s text:c="4"/>|</text:p>
      <text:p text:style-name="P2">| 3 <text:s text:c="8"/>| Winston <text:s/>|</text:p>
      <text:p text:style-name="P2">| 1 <text:s text:c="8"/>| Jonathan |</text:p>
      <text:p text:style-name="P2">+-----------+----------+</text:p>
      <text:p text:style-name="P3"><text:span text:style-name="Strong_20_Emphasis"><text:span text:style-name="T1">Explanation:</text:span></text:span><text:span text:style-name="T1"> </text:span></text:p>
      <text:p text:style-name="P2">Alice and Bob do not have a unique ID, We will show null instead.</text:p>
      <text:p text:style-name="P2">The unique ID of Meir is 2.</text:p>
      <text:p text:style-name="P2">The unique ID of Winston is 3.</text:p>
      <text:p text:style-name="P1">The unique ID of Jonathan is 1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2T07:00:33.308000000</dc:date>
    <meta:editing-duration>PT24S</meta:editing-duration>
    <meta:editing-cycles>1</meta:editing-cycles>
    <meta:document-statistic meta:table-count="0" meta:image-count="0" meta:object-count="0" meta:page-count="2" meta:paragraph-count="66" meta:word-count="323" meta:character-count="1709" meta:non-whitespace-character-count="1320"/>
    <meta:generator>LibreOffice/7.2.2.2$Windows_X86_64 LibreOffice_project/02b2acce88a210515b4a5bb2e46cbfb63fe97d56</meta:generator>
  </office:meta>
</office:document-meta>
</file>